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draw:fit-to-size="false" style:shrink-to-fit="false" fo:min-height="12.7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ow Couples Meet and Stay Togeth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roject Notes on How Couples Meet and Stay Toge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arn more about Dating Patterns </text:p>
                <text:list>
                  <text:list-item>
                    <text:p>See where the data leads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How Couples Meet and Stay Together (HCMST2017) <text:s/></text:p>
          </draw:text-box>
        </draw:frame>
        <draw:frame presentation:style-name="pr9" draw:layer="layout" svg:width="25.5cm" svg:height="13cm" svg:x="0.762cm" svg:y="4.572cm" presentation:class="outline" presentation:user-transformed="true">
          <draw:text-box>
            <text:list text:style-name="L4">
              <text:list-item>
                <text:p>Survey data from 3510 respondents</text:p>
                <text:list>
                  <text:list-item>
                    <text:p>52% of completed surveys (3510/6753)</text:p>
                  </text:list-item>
                </text:list>
              </text:list-item>
              <text:list-item>
                <text:p>United States Individuals and Couples</text:p>
                <text:list>
                  <text:list-item>
                    <text:p>self-identified lesbian, gay and bisexual over-sampled </text:p>
                  </text:list-item>
                  <text:list-item>
                    <text:p>Used population based sampling to ensure nationally representative</text:p>
                  </text:list-item>
                </text:list>
              </text:list-item>
              <text:list-item>
                <text:p>Initial selection from 2017 </text:p>
                <text:list>
                  <text:list-item>
                    <text:p>Several waves over time with more questions </text:p>
                  </text:list-item>
                </text:list>
              </text:list-item>
              <text:list-item>
                <text:p>Separate from 2009 survey </text:p>
                <text:list>
                  <text:list-item>
                    <text:p>Different questions and completely separate population</text:p>
                  </text:list-item>
                </text:list>
              </text:list-item>
              <text:list-item>
                <text:p>More information located <text:a xlink:href="https://data.stanford.edu/hcmst2017" xlink:type="simple">here</text:a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analysi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everal other analysis and visualizations using same data set </text:p>
              </text:list-item>
              <text:list-item>
                <text:p>Shifts in how couples meet via <text:a xlink:href="https://flowingdata.com/2019/03/15/shifts-in-how-couples-meet-online-takes-the-top-spot/" xlink:type="simple">FlowingData</text:a><text:s/></text:p>
              </text:list-item>
              <text:list-item>
                <text:p>How couples meet via <text:a xlink:href="https://flowingdata.com/2019/03/13/how-people-meet-their-partners/" xlink:type="simple">FlowingData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13:58:02.204698426</meta:creation-date>
    <meta:editing-duration>PT2H47M31S</meta:editing-duration>
    <meta:editing-cycles>2</meta:editing-cycles>
    <meta:generator>LibreOffice/6.0.7.3$Linux_X86_64 LibreOffice_project/00m0$Build-3</meta:generator>
    <dc:title>Alizarin</dc:title>
    <dc:date>2019-10-19T17:21:47.231751288</dc:date>
    <meta:document-statistic meta:object-count="61"/>
  </office:meta>
</office:document-meta>
</file>